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75cm"/>
    </style:style>
    <style:style style:name="gr2" style:family="graphic" style:parent-style-name="standard">
      <style:graphic-properties draw:fill="hatch" draw:fill-color="#000000" draw:fill-hatch-name="Black_20_45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2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275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5cm" svg:x="9.5cm" svg:y="1cm">
          <draw:text-box>
            <text:p text:style-name="P1"><text:span text:style-name="T1">At the moment all the game logic is weaved into the program code. <text:s/>It is impossible to change or replace it without recompiling the program.</text:span></text:p>
          </draw:text-box>
        </draw:frame>
        <draw:custom-shape draw:style-name="gr2" draw:text-style-name="P3" draw:layer="layout" svg:width="8cm" svg:height="5cm" svg:x="1cm" svg:y="1cm">
          <text:p text:style-name="P2"><text:span text:style-name="T2">Body of cod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9cm" svg:height="1cm" svg:x="10cm" svg:y="6.5cm">
          <draw:text-box>
            <text:p text:style-name="P4"><text:span text:style-name="T3">Extracted Logic</text:span></text:p>
          </draw:text-box>
        </draw:frame>
        <draw:custom-shape draw:style-name="gr2" draw:text-style-name="P3" draw:layer="layout" svg:width="8cm" svg:height="5cm" svg:x="1cm" svg:y="8.5cm">
          <text:p text:style-name="P2"><text:span text:style-name="T2">Body of cod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cm" svg:x="6.5cm" svg:y="9cm">
          <text:p text:style-name="P2"><text:span text:style-name="T2">Foo Interf.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cm" svg:x="9cm" svg:y="9cm">
          <text:p text:style-name="P2"><text:span text:style-name="T2">Foo Imp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cm" svg:x="6.5cm" svg:y="10.5cm">
          <text:p text:style-name="P2"><text:span text:style-name="T2">Bar Interf.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cm" svg:x="9cm" svg:y="10.5cm">
          <text:p text:style-name="P2"><text:span text:style-name="T2">Bar Impl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1cm" svg:height="3cm" svg:x="14cm" svg:y="8cm">
          <draw:text-box>
            <text:p text:style-name="P1"><text:span text:style-name="T1">Game logic is extracted from the rest of the code and incapsulated into separe classes with clean interfaces. <text:s/>That will make it possible to change logic at compile or run time.</text:span></text:p>
          </draw:text-box>
        </draw:frame>
        <draw:frame draw:style-name="gr6" draw:text-style-name="P1" draw:layer="layout" svg:width="14cm" svg:height="3.593cm" svg:x="14cm" svg:y="12cm">
          <draw:text-box>
            <text:p><text:span text:style-name="T4">Extraction process</text:span></text:p>
            <text:p><text:span text:style-name="T1"/></text:p>
            <text:list text:style-name="L1">
              <text:list-item>
                <text:p><text:span text:style-name="T1">identify piece of logic which is worth extracting;</text:span></text:p>
              </text:list-item>
              <text:list-item>
                <text:p><text:span text:style-name="T1">write unit-tests that cover affected software code;</text:span></text:p>
              </text:list-item>
              <text:list-item>
                <text:p><text:span text:style-name="T1">Extract logic and check that everything works as good as before;</text:span></text:p>
              </text:list-item>
            </text:list>
          </draw:text-box>
        </draw:frame>
        <draw:frame draw:style-name="gr6" draw:text-style-name="P1" draw:layer="layout" svg:width="14cm" svg:height="3.026cm" svg:x="14cm" svg:y="16.407cm">
          <draw:text-box>
            <text:p><text:span text:style-name="T5">Examples:</text:span></text:p>
            <text:p><text:span text:style-name="T5">- IMP Equipment policy;</text:span></text:p>
            <text:p><text:span text:style-name="T5">- equipment drop policy;</text:span></text:p>
            <text:p><text:span text:style-name="T5">- etc.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 T</meta:initial-creator>
    <meta:creation-date>2013-03-30T23:11:54.73</meta:creation-date>
    <dc:date>2013-03-30T23:29:30.70</dc:date>
    <dc:creator>G T</dc:creator>
    <meta:editing-duration>PT2M25S</meta:editing-duration>
    <meta:editing-cycles>1</meta:editing-cycles>
    <meta:document-statistic meta:object-count="11"/>
    <meta:generator>LibreOffice/4.0.1.2$Windows_x86 LibreOffice_project/84102822e3d61eb989ddd325abf1ac077904985</meta:generator>
  </office:meta>
</office:document-meta>
</file>